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</office:automatic-styles>
  <office:body>
    <office:spreadsheet>
      <table:calculation-settings table:automatic-find-labels="false"/>
      <table:table table:name="ログインSQL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ユーザーマスタ.ユーザーID</text:p>
          </table:table-cell>
        </table:table-row>
        <table:table-row table:style-name="ro1">
          <table:table-cell office:value-type="string" calcext:value-type="string">
            <text:p>ユーザーマスタ.パスワード</text:p>
          </table:table-cell>
        </table:table-row>
        <table:table-row table:style-name="ro1">
          <table:table-cell office:value-type="string" calcext:value-type="string">
            <text:p>権限マスタ.権限名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1">
          <table:table-cell office:value-type="string" calcext:value-type="string">
            <text:p>権限マスタ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office:value-type="string" calcext:value-type="string">
            <text:p>ユーザーマスタ.ユーザーID = 引数:ユーザーID</text:p>
          </table:table-cell>
        </table:table-row>
        <table:table-row table:style-name="ro1">
          <table:table-cell office:value-type="string" calcext:value-type="string">
            <text:p>ユーザーマスタ.権限ID = 権限マスタ.権限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00/00/00</text:date>, <text:time style:data-style-name="N2" text:time-value="15:33:18.58243454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21:55.124526616</meta:creation-date>
    <meta:editing-duration>PT1M47S</meta:editing-duration>
    <meta:editing-cycles>3</meta:editing-cycles>
    <meta:generator>LibreOffice/5.1.6.2$Linux_X86_64 LibreOffice_project/10m0$Build-2</meta:generator>
    <dc:date>2019-11-04T15:34:00.127688310</dc:date>
    <meta:document-statistic meta:table-count="1" meta:cell-count="10" meta:object-count="0"/>
  </office:meta>
</office:document-meta>
</file>